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 Dotted" svg:font-family="'Droid Sans Mono Dott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2.5285in" style:rel-column-width="16383*"/>
    </style:style>
    <style:style style:name="Table1.D" style:family="table-column">
      <style:table-column-properties style:column-width="2.5292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language="ru" fo:country="RU" officeooo:paragraph-rsid="000a7e15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language="ru" fo:country="RU"/>
    </style:style>
    <style:style style:name="P4" style:family="paragraph" style:parent-style-name="Standard">
      <style:text-properties fo:language="ru" fo:country="RU" officeooo:rsid="000c5c4a" officeooo:paragraph-rsid="000c5c4a"/>
    </style:style>
    <style:style style:name="P5" style:family="paragraph" style:parent-style-name="Table_20_Contents">
      <style:text-properties fo:language="ru" fo:country="RU" officeooo:rsid="000c5c4a" officeooo:paragraph-rsid="000c5c4a"/>
    </style:style>
    <style:style style:name="P6" style:family="paragraph" style:parent-style-name="Table_20_Contents">
      <style:text-properties fo:language="ru" fo:country="RU" officeooo:rsid="000c5c4a" officeooo:paragraph-rsid="000c638a"/>
    </style:style>
    <style:style style:name="P7" style:family="paragraph" style:parent-style-name="Table_20_Contents">
      <style:text-properties fo:language="ru" fo:country="RU" officeooo:rsid="000c638a" officeooo:paragraph-rsid="000c638a"/>
    </style:style>
    <style:style style:name="P8" style:family="paragraph" style:parent-style-name="Text_20_body">
      <style:text-properties fo:language="ru" fo:country="RU" officeooo:rsid="000c638a" officeooo:paragraph-rsid="000c638a"/>
    </style:style>
    <style:style style:name="P9" style:family="paragraph" style:parent-style-name="Text_20_body">
      <style:text-properties fo:language="ru" fo:country="RU" officeooo:rsid="0002a34c" officeooo:paragraph-rsid="000a7e15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text-properties fo:language="ru" fo:country="RU" officeooo:rsid="000a7e15" officeooo:paragraph-rsid="000a7e15"/>
    </style:style>
    <style:style style:name="P12" style:family="paragraph" style:parent-style-name="Text_20_body">
      <style:text-properties fo:language="ru" fo:country="RU" officeooo:rsid="000b1bfa" officeooo:paragraph-rsid="000b1bfa"/>
    </style:style>
    <style:style style:name="P13" style:family="paragraph" style:parent-style-name="Heading_20_1">
      <style:text-properties fo:language="ru" fo:country="RU"/>
    </style:style>
    <style:style style:name="P14" style:family="paragraph" style:parent-style-name="Heading_20_2">
      <style:text-properties fo:language="ru" fo:country="RU" officeooo:paragraph-rsid="000a7e15"/>
    </style:style>
    <style:style style:name="P15" style:family="paragraph" style:parent-style-name="Heading_20_2">
      <style:text-properties fo:language="ru" fo:country="RU"/>
    </style:style>
    <style:style style:name="P16" style:family="paragraph" style:parent-style-name="Heading_20_3">
      <style:text-properties fo:language="ru" fo:country="RU"/>
    </style:style>
    <style:style style:name="P17" style:family="paragraph" style:parent-style-name="Heading_20_4">
      <style:text-properties fo:language="ru" fo:country="RU"/>
    </style:style>
    <style:style style:name="T1" style:family="text">
      <style:text-properties officeooo:rsid="000a7e15"/>
    </style:style>
    <style:style style:name="T2" style:family="text">
      <style:text-properties officeooo:rsid="000b1bfa"/>
    </style:style>
    <style:style style:name="T3" style:family="text">
      <style:text-properties officeooo:rsid="000c5c4a"/>
    </style:style>
    <style:style style:name="T4" style:family="text">
      <style:text-properties fo:color="#cf8e6d" loext:opacity="100%" style:font-name="Droid Sans Mono Dotted" fo:font-size="13pt" fo:font-style="normal" fo:font-weight="normal" style:font-size-asian="13pt" style:font-style-asian="normal" style:font-weight-asian="normal"/>
    </style:style>
    <style:style style:name="T5" style:family="text">
      <style:text-properties fo:color="#bcbec4" loext:opacity="100%" style:font-name="Droid Sans Mono Dotted" fo:font-size="13pt" fo:font-style="normal" fo:font-weight="normal" style:font-size-asian="13pt" style:font-style-asian="normal" style:font-weight-asian="normal"/>
    </style:style>
    <style:style style:name="T6" style:family="text">
      <style:text-properties fo:color="#6aab73" loext:opacity="100%" style:font-name="Droid Sans Mono Dotted" fo:font-size="13pt" fo:font-style="normal" fo:font-weight="normal" style:font-size-asian="13pt" style:font-style-asian="normal" style:font-weight-asian="normal"/>
    </style:style>
    <style:style style:name="T7" style:family="text">
      <style:text-properties fo:color="#c77dbb" loext:opacity="100%" style:font-name="Droid Sans Mono Dotted" fo:font-size="13pt" fo:font-style="normal" fo:font-weight="normal" style:font-size-asian="13pt" style:font-style-asian="normal" style:font-weight-asian="normal"/>
    </style:style>
    <style:style style:name="T8" style:family="text">
      <style:text-properties fo:color="#2aacb8" loext:opacity="100%" style:font-name="Droid Sans Mono Dotted" fo:font-size="13pt" fo:font-style="normal" fo:font-weight="normal" style:font-size-asian="13pt" style:font-style-asian="normal" style:font-weight-asian="normal"/>
    </style:style>
    <style:style style:name="T9" style:family="text">
      <style:text-properties officeooo:rsid="000c63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Отчет по домашнему заданию №<text:span text:style-name="T1">8</text:span> курса Highload Architect</text:h>
      <text:p text:style-name="P1"/>
      <text:h text:style-name="P14" text:outline-level="2">Запуск:</text:h>
      <text:p text:style-name="P9">git <text:s/>clone <text:a xlink:type="simple" xlink:href="https://github.com/filatkinen/socialnet" text:style-name="Internet_20_link" text:visited-style-name="Visited_20_Internet_20_Link">https://github.com/filatkinen/socialnet</text:a></text:p>
      <text:p text:style-name="P9">cd socialnet/labs/lab0<text:span text:style-name="T1">8</text:span></text:p>
      <text:p text:style-name="P11">make up</text:p>
      <text:p text:style-name="P9"/>
      <text:h text:style-name="Heading_20_2" text:outline-level="2"><text:span text:style-name="T9">О</text:span>станов<text:span text:style-name="T9">ка</text:span>:</text:h>
      <text:p text:style-name="P8">make down</text:p>
      <text:h text:style-name="P14" text:outline-level="2">Проверка:</text:h>
      <text:p text:style-name="P11">После того, как все контейнеры запустятся, подождать примерно еще пару минут.</text:p>
      <text:p text:style-name="P11">Затем выполняем файл:</text:p>
      <text:p text:style-name="P9">./check.sh</text:p>
      <text:p text:style-name="P11"><text:span text:style-name="T2">Ч</text:span>то происходит <text:span text:style-name="T2">при запуске данного скрипта:</text:span></text:p>
      <text:p text:style-name="P12">1. <text:s/>Вызывается сервис диалогов, реализованный на cassandra — добавление записи диалога</text:p>
      <text:p text:style-name="P12">2. <text:s/>Вызывается сервис диалогов, реализованный на postgres — добавление записи диалога</text:p>
      <text:p text:style-name="P12"/>
      <text:p text:style-name="P12">В обоих случаях видим 200 OK</text:p>
      <text:p text:style-name="P12"/>
      <text:h text:style-name="P15" text:outline-level="2"><text:soft-page-break/>Описание решения</text:h>
      <text:p text:style-name="P12">За основу была взята cassandra, а не tarantool, так как понятно, что in-memory DB будет быстрее, чем postgres. Но c in-memory решениями уже <text:s text:c="2"/>были активности, тот же redis. Понятно, что redis это key-value по сравнению с tarantul, которая имеет болле сложную схему, но обе in-memory.</text:p>
      <text:p text:style-name="P12">Хотелось сравнить в рамках данной работы скорость с которой cassandra опережает postgres при сохранении данных. Наиболее это было бы заметно при больших объемах БД, но даже при 0-ом наполнении как далее покажут результататы, <text:span text:style-name="T3">cassandra выигрывает.</text:span></text:p>
      <text:p text:style-name="P12"/>
      <text:h text:style-name="P17" text:outline-level="4">Схема данных cassandra</text:h>
      <text:p text:style-name="P3"><text:span text:style-name="T4">CREATE KEYSPACE IF NOT EXISTS </text:span><text:span text:style-name="T5">dialog</text:span><text:line-break/><text:span text:style-name="T5"> <text:s text:c="3"/></text:span><text:span text:style-name="T4">WITH replication </text:span><text:span text:style-name="T5">= {</text:span><text:line-break/><text:span text:style-name="T5"> <text:s text:c="7"/></text:span><text:span text:style-name="T6">'class'</text:span><text:span text:style-name="T5">: </text:span><text:span text:style-name="T6">'SimpleStrategy'</text:span><text:span text:style-name="T5">,</text:span><text:line-break/><text:span text:style-name="T5"> <text:s text:c="7"/></text:span><text:span text:style-name="T6">'replication_factor'</text:span><text:span text:style-name="T5">: </text:span><text:span text:style-name="T6">'1'</text:span><text:line-break/><text:span text:style-name="T6"> <text:s text:c="7"/></text:span><text:span text:style-name="T5">};</text:span><text:line-break/><text:line-break/><text:span text:style-name="T4">CREATE TABLE IF NOT EXISTS </text:span><text:span text:style-name="T5">dialog.dialogs (</text:span><text:line-break/><text:span text:style-name="T5"> <text:s text:c="31"/></text:span><text:span text:style-name="T7">user_id </text:span><text:span text:style-name="T4">text</text:span><text:span text:style-name="T5">,</text:span><text:line-break/><text:span text:style-name="T5"> <text:s text:c="31"/></text:span><text:span text:style-name="T7">friend_id </text:span><text:span text:style-name="T4">text</text:span><text:span text:style-name="T5">,</text:span><text:line-break/><text:span text:style-name="T5"> <text:s text:c="31"/></text:span><text:span text:style-name="T7">dialog_id </text:span><text:span text:style-name="T4">uuid</text:span><text:span text:style-name="T5">,</text:span><text:line-break/><text:span text:style-name="T5"> <text:s text:c="31"/></text:span><text:span text:style-name="T7">message </text:span><text:span text:style-name="T4">text</text:span><text:span text:style-name="T5">,</text:span><text:line-break/><text:span text:style-name="T5"> <text:s text:c="31"/></text:span><text:span text:style-name="T4">PRIMARY KEY </text:span><text:span text:style-name="T5">(</text:span><text:span text:style-name="T7">user_id</text:span><text:span text:style-name="T5">, </text:span><text:span text:style-name="T7">friend_id</text:span><text:span text:style-name="T5">, </text:span><text:span text:style-name="T7">dialog_id</text:span><text:span text:style-name="T5">)</text:span><text:line-break/><text:span text:style-name="T5">);</text:span><text:line-break/></text:p>
      <text:p text:style-name="P2"/>
      <text:h text:style-name="P17" text:outline-level="4">Схема данных postgres</text:h>
      <text:p text:style-name="P3"><text:span text:style-name="T4">CREATE TABLE </text:span><text:span text:style-name="T5">dialogs</text:span><text:line-break/><text:span text:style-name="T5">(</text:span><text:line-break/><text:span text:style-name="T5"> <text:s text:c="3"/>dialog_id </text:span><text:span text:style-name="T4">CHAR</text:span><text:span text:style-name="T5">(</text:span><text:span text:style-name="T8">36</text:span><text:span text:style-name="T5">) </text:span><text:span text:style-name="T4">NOT NULL</text:span><text:span text:style-name="T5">,</text:span><text:line-break/><text:span text:style-name="T5"> <text:s text:c="3"/>user_id <text:s text:c="2"/></text:span><text:span text:style-name="T4">CHAR</text:span><text:span text:style-name="T5">(</text:span><text:span text:style-name="T8">36</text:span><text:span text:style-name="T5">),</text:span><text:line-break/><text:soft-page-break/><text:span text:style-name="T5"> <text:s text:c="3"/>friend_id </text:span><text:span text:style-name="T4">CHAR</text:span><text:span text:style-name="T5">(</text:span><text:span text:style-name="T8">36</text:span><text:span text:style-name="T5">),</text:span><text:line-break/><text:span text:style-name="T5"> <text:s text:c="3"/></text:span><text:span text:style-name="T4">message <text:s text:c="2"/>TEXT</text:span><text:line-break/><text:span text:style-name="T5">);</text:span><text:line-break/></text:p>
      <text:p text:style-name="P2"/>
      <text:p text:style-name="P4">Замечу, что индексы для таблицы в postgres не создавались намеренно, так как мы проверяли только добавление данных и влияние индексов хотелось бы избежать при до<text:span text:style-name="T9">ба</text:span>влении данных. Для cassandra без индексов создать таблицу в принципе невозможно.</text:p>
      <text:p text:style-name="P4"/>
      <text:h text:style-name="P16" text:outline-level="3">Рузультаты тестирования 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DB</text:p>
          </table:table-cell>
          <table:table-cell table:style-name="Table1.A1" office:value-type="string">
            <text:p text:style-name="P5">Количество запросов 10000, </text:p>
            <text:p text:style-name="P5">100 одновременно</text:p>
          </table:table-cell>
          <table:table-cell table:style-name="Table1.A1" office:value-type="string">
            <text:p text:style-name="P5">Количество запросов 100000, </text:p>
            <text:p text:style-name="P5">1000 одновременно</text:p>
          </table:table-cell>
          <table:table-cell table:style-name="Table1.D1" office:value-type="string">
            <text:p text:style-name="P5">Количество запросов 1000000, </text:p>
            <text:p text:style-name="P5">10000 одновременно</text:p>
          </table:table-cell>
        </table:table-row>
        <table:table-row>
          <table:table-cell table:style-name="Table1.A2" office:value-type="string">
            <text:p text:style-name="P6">cassandra</text:p>
          </table:table-cell>
          <table:table-cell table:style-name="Table1.A2" office:value-type="string">
            <text:p text:style-name="P5">Average = 0,01 сек</text:p>
            <text:p text:style-name="P5">95% = 0,02 сек</text:p>
            <text:p text:style-name="P5">200 OK = 10000</text:p>
            <text:p text:style-name="P5"/>
          </table:table-cell>
          <table:table-cell table:style-name="Table1.A2" office:value-type="string">
            <text:p text:style-name="P5">Average = 0,08 сек</text:p>
            <text:p text:style-name="P5">95% = 0,29 сек</text:p>
            <text:p text:style-name="P5">200 OK = 100000</text:p>
            <text:p text:style-name="P5"/>
          </table:table-cell>
          <table:table-cell table:style-name="Table1.D2" office:value-type="string">
            <text:p text:style-name="P5">Average = 0,75 сек</text:p>
            <text:p text:style-name="P5">95% = 2,9 сек</text:p>
            <text:p text:style-name="P5">200 OK = 995943</text:p>
            <text:p text:style-name="P7">400 - 4057</text:p>
            <text:p text:style-name="P5"/>
          </table:table-cell>
        </table:table-row>
        <table:table-row>
          <table:table-cell table:style-name="Table1.A2" office:value-type="string">
            <text:p text:style-name="P6">postgres</text:p>
          </table:table-cell>
          <table:table-cell table:style-name="Table1.A2" office:value-type="string">
            <text:p text:style-name="P5">Average = 0,01<text:span text:style-name="T9">5</text:span> сек</text:p>
            <text:p text:style-name="P5">95% = 0,0<text:span text:style-name="T9">6</text:span> сек</text:p>
            <text:p text:style-name="P5">200 OK = 10000</text:p>
            <text:p text:style-name="P5"/>
          </table:table-cell>
          <table:table-cell table:style-name="Table1.A2" office:value-type="string">
            <text:p text:style-name="P6">Average = 0,<text:span text:style-name="T9">12</text:span> сек</text:p>
            <text:p text:style-name="P6">95% = 0,<text:span text:style-name="T9">4</text:span> сек</text:p>
            <text:p text:style-name="P6">200 OK = 10000</text:p>
            <text:p text:style-name="P6"/>
          </table:table-cell>
          <table:table-cell table:style-name="Table1.D2" office:value-type="string">
            <text:p text:style-name="P5">Average = <text:span text:style-name="T9">3,95</text:span> сек</text:p>
            <text:p text:style-name="P5">95% = <text:span text:style-name="T9">14</text:span> сек</text:p>
            <text:p text:style-name="P5">200 OK = 918602</text:p>
            <text:p text:style-name="P7">400 - 81398</text:p>
            <text:p text:style-name="P5"/>
          </table:table-cell>
        </table:table-row>
      </table:table>
      <text:p text:style-name="P10"/>
      <text:h text:style-name="Heading_20_3" text:outline-level="3">Выводы</text:h>
      <text:p text:style-name="P8">Cassandra показывает хорошие результаты по сравнению с postgres при добавлении данны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 Dotted" svg:font-family="'Droid Sans Mono Dott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0:44:42.274270384</meta:creation-date>
    <meta:generator>LibreOffice/7.3.7.2$Linux_X86_64 LibreOffice_project/30$Build-2</meta:generator>
    <dc:date>2023-11-07T11:23:20.022727557</dc:date>
    <meta:editing-duration>PT10M47S</meta:editing-duration>
    <meta:editing-cycles>2</meta:editing-cycles>
    <meta:print-date>2023-11-07T11:24:31.171823943</meta:print-date>
    <meta:document-statistic meta:table-count="1" meta:image-count="0" meta:object-count="0" meta:page-count="3" meta:paragraph-count="55" meta:word-count="351" meta:character-count="2497" meta:non-whitespace-character-count="1979"/>
  </office:meta>
</office:document-meta>
</file>